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Default_20_Text">
      <style:text-properties style:font-name="Times New Roman" fo:font-style="italic" style:font-style-asian="italic" style:font-style-complex="italic"/>
    </style:style>
    <style:style style:name="P7" style:family="paragraph" style:parent-style-name="Default_20_Text">
      <style:text-properties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05d7"/>
    </style:style>
    <style:style style:name="T4" style:family="text">
      <style:text-properties officeooo:rsid="000d8f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4">USER</text:span></text:p>
      <text:p text:style-name="P3"/>
      <text:p text:style-name="P5">This is an ODT template document used to generate personalized documents for your customers or suppliers.</text:p>
      <text:p text:style-name="P5"/>
      <text:p text:style-name="P4"><text:span text:style-name="T3">User</text:span><text:span text:style-name="T2"> information:</text:span></text:p>
      <text:p text:style-name="P6">This is a list of other tags that will be replaced with correct values (tags between {}) :</text:p>
      <text:p text:style-name="P7">myuser_firstname = {myuser_firstname}</text:p>
      <text:p text:style-name="P7">myuser_lastname = {myuser_lastname}</text:p>
      <text:p text:style-name="P7">myuser_address = {myuser_address}</text:p>
      <text:p text:style-name="P7">myuser_zip = {myuser_zip}</text:p>
      <text:p text:style-name="P7">myuser_town = {myuser_town}</text:p>
      <text:p text:style-name="P7">myuser_state = {myuser_state}</text:p>
      <text:p text:style-name="P7">myuser_state_code = {myuser_state_code}</text:p>
      <text:p text:style-name="P7">myuser_country = {myuser_country}</text:p>
      <text:p text:style-name="P7">myuser_country_code = {myuser_country_code}</text:p>
      <text:p text:style-name="P7">myuser_phone = {myuser_phone}</text:p>
      <text:p text:style-name="P7">myuser_mobile = {myuser_mobile}</text:p>
      <text:p text:style-name="P7">myuser_fax = {myuser_fax}</text:p>
      <text:p text:style-name="P7">myuser_logo = {myuser_logo}</text:p>
      <text:p text:style-name="P7">...</text:p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2:01:31.935301023</dc:date>
    <meta:editing-duration>PT4H34M55S</meta:editing-duration>
    <meta:editing-cycles>68</meta:editing-cycles>
    <meta:generator>LibreOffice/4.4.6.3$Linux_X86_64 LibreOffice_project/40m0$Build-3</meta:generator>
    <meta:document-statistic meta:table-count="0" meta:image-count="0" meta:object-count="0" meta:page-count="1" meta:paragraph-count="20" meta:word-count="97" meta:character-count="817" meta:non-whitespace-character-count="740"/>
    <meta:user-defined meta:name="Información 1"/>
    <meta:user-defined meta:name="Información 2"/>
    <meta:user-defined meta:name="Información 3"/>
    <meta:user-defined meta:name="Información 4"/>
  </office:meta>
</office:document-meta>
</file>